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Buffer.append( char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append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append( floa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reve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insert( int var0 , doubl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append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append( char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append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insert( int var0 , lo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getChars( int var0 , int var1 , char [ ] var2 , int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ensureCapacity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deleteCharA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replace( int var0 , int var1 , java . lang . String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StringBuffer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charA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append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capa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substring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append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insert( int var0 , floa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setCharAt( int var0 , char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insert( int var0 , char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insert( int var0 , char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delete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String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append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append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substring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insert( in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insert( int var0 , char [ ] var1 , int var2 , int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insert( int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insert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setLength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StringBuffe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Buffer.insert( int var0 , boolea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